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7M24S" calcext:value-type="time">
            <text:p>12:37:24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7M50S" calcext:value-type="time">
            <text:p>12:37:5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8M21S" calcext:value-type="time">
            <text:p>12:38:21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8M32S" calcext:value-type="time">
            <text:p>12:38:32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7M15S" calcext:value-type="time">
            <text:p>12:37:15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7M30S" calcext:value-type="time">
            <text:p>12:37:30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7M35S" calcext:value-type="time">
            <text:p>12:37:3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13S" calcext:value-type="time">
            <text:p>12:37:1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16S" calcext:value-type="time">
            <text:p>12:37:1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17S" calcext:value-type="time">
            <text:p>12:37:1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18S" calcext:value-type="time">
            <text:p>12:37:1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20S" calcext:value-type="time">
            <text:p>12:37:2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21S" calcext:value-type="time">
            <text:p>12:37:2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26S" calcext:value-type="time">
            <text:p>12:37: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26S" calcext:value-type="time">
            <text:p>12:37: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28S" calcext:value-type="time">
            <text:p>12:37:2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31S" calcext:value-type="time">
            <text:p>12:37: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35S" calcext:value-type="time">
            <text:p>12:37: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35S" calcext:value-type="time">
            <text:p>12:37: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37S" calcext:value-type="time">
            <text:p>12:37: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37S" calcext:value-type="time">
            <text:p>12:37: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37S" calcext:value-type="time">
            <text:p>12:37:3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37S" calcext:value-type="time">
            <text:p>12:37: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41S" calcext:value-type="time">
            <text:p>12:37:4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43S" calcext:value-type="time">
            <text:p>12:37:4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44S" calcext:value-type="time">
            <text:p>12:37:4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45S" calcext:value-type="time">
            <text:p>12:37:4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46S" calcext:value-type="time">
            <text:p>12:37:4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48S" calcext:value-type="time">
            <text:p>12:37:4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7M58S" calcext:value-type="time">
            <text:p>12:37:5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8M00S" calcext:value-type="time">
            <text:p>12:38:0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8M03S" calcext:value-type="time">
            <text:p>12:38:0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8M03S" calcext:value-type="time">
            <text:p>12:38:0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8M09S" calcext:value-type="time">
            <text:p>12:38:0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8M16S" calcext:value-type="time">
            <text:p>12:38:1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8M17S" calcext:value-type="time">
            <text:p>12:38:1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8M20S" calcext:value-type="time">
            <text:p>12:38:2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8M27S" calcext:value-type="time">
            <text:p>12:38: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12S" calcext:value-type="time">
            <text:p>12:37:1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13S" calcext:value-type="time">
            <text:p>12:37:1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15S" calcext:value-type="time">
            <text:p>12:37:1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16S" calcext:value-type="time">
            <text:p>12:37:1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19S" calcext:value-type="time">
            <text:p>12:37:1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20S" calcext:value-type="time">
            <text:p>12:37:2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21S" calcext:value-type="time">
            <text:p>12:37:2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22S" calcext:value-type="time">
            <text:p>12:37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23S" calcext:value-type="time">
            <text:p>12:37: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24S" calcext:value-type="time">
            <text:p>12:37: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25S" calcext:value-type="time">
            <text:p>12:37:2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27S" calcext:value-type="time">
            <text:p>12:37: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33S" calcext:value-type="time">
            <text:p>12:37:3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33S" calcext:value-type="time">
            <text:p>12:37:3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36S" calcext:value-type="time">
            <text:p>12:37:3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36S" calcext:value-type="time">
            <text:p>12:37:3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37S" calcext:value-type="time">
            <text:p>12:37:3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39S" calcext:value-type="time">
            <text:p>12:37:3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40S" calcext:value-type="time">
            <text:p>12:37:4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43S" calcext:value-type="time">
            <text:p>12:37:4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45S" calcext:value-type="time">
            <text:p>12:37:4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55S" calcext:value-type="time">
            <text:p>12:37: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58S" calcext:value-type="time">
            <text:p>12:37:5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7M58S" calcext:value-type="time">
            <text:p>12:37:5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02S" calcext:value-type="time">
            <text:p>12:38:0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03S" calcext:value-type="time">
            <text:p>12:38:0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03S" calcext:value-type="time">
            <text:p>12:38:0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07S" calcext:value-type="time">
            <text:p>12:38:0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13S" calcext:value-type="time">
            <text:p>12:38:1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26S" calcext:value-type="time">
            <text:p>12:38: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28S" calcext:value-type="time">
            <text:p>12:38:2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30S" calcext:value-type="time">
            <text:p>12:38:3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8M34S" calcext:value-type="time">
            <text:p>12:38:3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  <table:database-ranges>
        <table:database-range table:name="__Anonymous_Sheet_DB__0" table:target-range-address="Sheet1.A2:Sheet1.C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20:22.709281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6:49.219873439</meta:creation-date>
    <meta:generator>LibreOffice/6.0.7.3$Linux_X86_64 LibreOffice_project/00m0$Build-3</meta:generator>
    <dc:date>2019-12-16T18:21:37.694006410</dc:date>
    <meta:editing-duration>PT5M57S</meta:editing-duration>
    <meta:editing-cycles>6</meta:editing-cycles>
    <meta:document-statistic meta:table-count="1" meta:cell-count="219" meta:object-count="0"/>
  </office:meta>
</office:document-meta>
</file>